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arial" fo:font-style="normal" style:text-underline-style="none" style:font-style-asian="normal" style:font-style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urename</text:p>
          </table:table-cell>
          <table:table-cell table:style-name="Default" office:value-type="string" calcext:value-type="string">
            <text:p>Gender</text:p>
          </table:table-cell>
          <table:table-cell office:value-type="string" calcext:value-type="string">
            <text:p>ChildID</text:p>
          </table:table-cell>
          <table:table-cell table:style-name="ce7" office:value-type="string" calcext:value-type="string">
            <text:p>SiblingI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table:style-name="ce1" office:value-type="string" calcext:value-type="string">
            <text:p>Łukasz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ciej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oslawa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ta Mir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a Mir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ta J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a J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.00.0000</text:date>, <text:time style:data-style-name="N2" text:time-value="18:16:02.87883282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21:12:52.427710754</meta:creation-date>
    <dc:date>2024-11-04T18:48:49.298756307</dc:date>
    <meta:editing-duration>PT16H16M47S</meta:editing-duration>
    <meta:editing-cycles>15</meta:editing-cycles>
    <meta:generator>LibreOffice/24.2.6.2$Linux_X86_64 LibreOffice_project/420$Build-2</meta:generator>
    <meta:document-statistic meta:table-count="1" meta:cell-count="60" meta:object-count="0"/>
  </office:meta>
</office:document-meta>
</file>